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master-page-name="HTML">
      <style:paragraph-properties style:page-number="auto"/>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art 1 </text:p>
      <text:p text:style-name="Standard"/>
      <text:p text:style-name="Standard">The first part of the novel.</text:p>
      <text:p text:style-name="Standard"/>
      <text:p text:style-name="Standard">## Chapter 1</text:p>
      <text:p text:style-name="Standard"/>
      <text:p text:style-name="Standard">The first Chapter of the novel.</text:p>
      <text:p text:style-name="Standard"/>
      <text:p text:style-name="Standard">### Meet Hal, threatened by Vurdi</text:p>
      <text:p text:style-name="Standard"/>
      <text:p text:style-name="Standard">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Standard"/>
      <text:p text:style-name="Standard">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Standard"/>
      <text:p text:style-name="Standard">Hal doesn't have any money, so Vurdi says he'll take an arm or leg instead, and sets Brutus on him.</text:p>
      <text:p text:style-name="Standard"><text:soft-page-break/></text:p>
      <text:p text:style-name="Standard">During the scuffle, Hal manages to tell Vurdi that he accepted a cargo job earlier in the day, and will use the proceeds to settle his debts. Vurdi is suspicious, but calls Brutus off and gives Hal 24 hours.</text:p>
      <text:p text:style-name="Standard"/>
      <text:p text:style-name="Standard">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p text:style-name="Standard"/>
      <text:p text:style-name="Standard">## Chapter 2</text:p>
      <text:p text:style-name="Standard"/>
      <text:p text:style-name="Standard">The second ## Chapter of the novel.</text:p>
      <text:p text:style-name="Standard"/>
      <text:p text:style-name="Standard">### Jerling buys team. Discusses Seraph.</text:p>
      <text:p text:style-name="Standard"/>
      <text:p text:style-name="Standard">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 text:style-name="Standard"/>
      <text:p text:style-name="Standard">In the car he complains that he's little more than a <text:soft-page-break/>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Standard"/>
      <text:p text:style-name="Standard">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Standard"/>
      <text:p text:style-name="Standard">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Standard"/>
      <text:p text:style-name="Standard">Carina explains that they can't risk their own ships, they wouldn't be covered by insurance and anyway, none of their pilots will fly into the danger zone. They tried to hire a <text:soft-page-break/>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Standard"/>
      <text:p text:style-name="Standard">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p text:style-name="Standard"/>
      <text:p text:style-name="Standard">### Hal takes a call from Jerling</text:p>
      <text:p text:style-name="Standard"/>
      <text:p text:style-name="Standard">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Standard"/>
      <text:p text:style-name="Standard">Hal says he doesn't need help, Jerling explains that the landing is at night, with no guidance. This makes Hal <text:soft-page-break/>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p text:style-name="Standard"><text:span text:style-name="T1"/></text:p>
      <text:p text:style-name="Standard"><text:span text:style-name="T1">## Chapter</text:span> 3</text:p>
      <text:p text:style-name="Standard"/>
      <text:p text:style-name="Standard">### Clunk arrives</text:p>
      <text:p text:style-name="Standard"/>
      <text:p text:style-name="Standard">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Standard"/>
      <text:p text:style-name="Standard">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Standard"/>
      <text:p text:style-name="Standard">Hal prepares the ship for takeoff, but ground control won't let him leave. The Port Commander wants to see him in person. Hal leaves the ship, putting Clunk in charge.</text:p>
      <text:p text:style-name="Standard"/>
      <text:p text:style-name="Standard"><text:soft-page-break/>## Chapter 4</text:p>
      <text:p text:style-name="Standard"/>
      <text:p text:style-name="Standard">### Hal going to port control</text:p>
      <text:p text:style-name="Standard"/>
      <text:p text:style-name="Standard">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Standard"/>
      <text:p text:style-name="Standard">He has to get to ground control, but they won't send a cab because of his unpaid account. He spots a robot mending fuel pipes near the back of the ship and asks whether he can borrow its vehicle (A battered old jet-powered ute). The robot refuses.</text:p>
      <text:p text:style-name="Standard"/>
      <text:p text:style-name="Standard">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Standard"/>
      <text:p text:style-name="Standard">While the robot is busy mending the pipes, Hal leaps into the vehicle and starts it up. The robot spots him and pursues. The vehicle accelerates, but the robot manages to <text:soft-page-break/>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Standard"/>
      <text:p text:style-name="Standard">Hal drives off, oblivious to the flames starting to flicker around the fallen robot.</text:p>
      <text:p text:style-name="Standard"/>
      <text:p text:style-name="Standard">### Clunk checking computer for Incubots.</text:p>
      <text:p text:style-name="Standard"/>
      <text:p text:style-name="Standard">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Standard"/>
      <text:p text:style-name="Standard">Sitting at the console, Clunk uses the Black Gull's simulation mode to practice a couple of landings, then veers off and dreams he's flying the ship to a mythical robot planet.</text:p>
      <text:p text:style-name="Standard"><text:soft-page-break/></text:p>
      <text:p text:style-name="Standard">### Hal talking to the Portmaster</text:p>
      <text:p text:style-name="Standard"/>
      <text:p text:style-name="Standard">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Standard"/>
      <text:p text:style-name="Standard">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Standard"/>
      <text:p text:style-name="Standard">Hal decides to call his brand new best buddy Clunk, thinking the robot can ask Jerling for an advance on his fee.</text:p>
      <text:p text:style-name="Standard"/>
      <text:p text:style-name="Standard">### Clunk takes call from Hal. Calls Jerling. Fire.</text:p>
      <text:p text:style-name="Standard"/>
      <text:p text:style-name="Standard">Clunk tells Hal that Jerling won't advance any money, but Hal tells him to ask anyway. Clunk calls Jerling, who won't advance any money. Clunk mentions that he's found out what Incubots is all about, Jerling hangs up quickly.</text:p>
      <text:p text:style-name="Standard"/>
      <text:p text:style-name="Standard">Clunk notices smoke in the air. He runs to the airlock and <text:soft-page-break/>discovers the landing field is on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style>
    <style:style style:name="Index" style:family="paragraph" style:parent-style-name="Standard" style:class="index"/>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Sender" style:family="paragraph" style:parent-style-name="Standard" style:class="extra">
      <style:paragraph-properties loext:contextual-spacing="false" fo:margin-top="0cm" fo:margin-bottom="0.106cm" fo:line-height="100%" text:number-lines="false" text:line-number="0"/>
    </style:style>
    <style:style style:name="Table_20_Contents" style:display-name="Table Contents" style:family="paragraph" style:parent-style-name="Text_20_body" style:class="extra"/>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1cm" fo:margin-right="0cm" fo:margin-top="0cm" fo:margin-bottom="0cm" fo:text-indent="0cm" style:auto-text-indent="false" style:page-number="auto"/>
      <style:text-properties style:font-name="Courier Prime Sans"/>
    </style:style>
    <style:style style:name="Preformatted_20_Text" style:display-name="Preformatted Text" style:family="paragraph" style:parent-style-name="Standard" style:class="html">
      <style:paragraph-properties loext:contextual-spacing="false" fo:margin-top="0cm" fo:margin-bottom="0cm"/>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style:page-layout style:name="Mpm4">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Endnote" style:page-layout-name="Mpm2"/>
    <style:master-page style:name="HTML" style:page-layout-name="Mpm3">
      <style:footer>
        <text:p text:style-name="MP1"><text:page-number text:select-page="current">9</text:page-number></text:p>
      </style:footer>
    </style:master-page>
    <style:master-page style:name="First_20_Page" style:display-name="First Page" style:page-layout-name="Mpm4" style:next-style-name="Standard"/>
    <style:master-page style:name="Left_20_Page" style:display-name="Left Page" style:page-layout-name="Mpm5"/>
    <style:master-page style:name="Right_20_Page" style:display-name="Right Page" style:page-layout-name="Mpm6"/>
    <style:master-page style:name="Envelope" style:page-layout-name="Mpm7"/>
    <style:master-page style:name="Index"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0-06-07T17:54:11</meta:creation-date>
    <dc:creator>Peter Triesberger</dc:creator>
    <dc:date>2024-09-25T20:00:00.74</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cycles>4</meta:editing-cycles>
    <meta:editing-duration>PT3M50S</meta:editing-duration>
    <meta:document-statistic meta:table-count="0" meta:image-count="0" meta:object-count="0" meta:page-count="9" meta:paragraph-count="46" meta:word-count="1817" meta:character-count="10241"/>
  </office:meta>
</office:document-meta>
</file>